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6c0c" officeooo:paragraph-rsid="00106c0c"/>
    </style:style>
    <style:style style:name="T1" style:family="text">
      <style:text-properties officeooo:rsid="0010c5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:</text:p>
      <text:p text:style-name="P1">Talk something about first ideas from Greeks of the structure of matter</text:p>
      <text:p text:style-name="P1">Small history part:</text:p>
      <text:p text:style-name="P1">comparison between atomic model and nuclear model</text:p>
      <text:p text:style-name="P1">Nuclear-struc<text:span text:style-name="T1">t</text:span>ure models</text:p>
      <text:p text:style-name="P1">R-process &amp; termination via fission</text:p>
      <text:p text:style-name="P1">Astrophysical objects of interest: NS and NS mergers</text:p>
      <text:p text:style-name="P1">Experimental methods to probe in the lab….</text:p>
      <text:p text:style-name="P1"/>
      <text:p text:style-name="P1">Experimental Models:</text:p>
      <text:p text:style-name="P1">Glauber theory as reaction theory</text:p>
      <text:p text:style-name="P1">QFS as tool to study many thing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3T14:04:15.034002141</meta:creation-date>
    <dc:date>2025-01-13T14:16:51.854111896</dc:date>
    <meta:editing-duration>PT1M26S</meta:editing-duration>
    <meta:editing-cycles>1</meta:editing-cycles>
    <meta:document-statistic meta:table-count="0" meta:image-count="0" meta:object-count="0" meta:page-count="1" meta:paragraph-count="11" meta:word-count="59" meta:character-count="390" meta:non-whitespace-character-count="342"/>
    <meta:generator>LibreOffice/6.0.7.3$Linux_X86_64 LibreOffice_project/00m0$Build-3</meta:generator>
  </office:meta>
</office:document-meta>
</file>